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co1" style:family="table-column">
      <style:table-column-properties fo:break-before="auto" style:column-width="5.092cm"/>
    </style:style>
    <style:style style:name="co2" style:family="table-column">
      <style:table-column-properties fo:break-before="auto" style:column-width="14.5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33cc66" fo:wrap-option="wrap"/>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cccccc" fo:wrap-option="wrap"/>
      <style:text-properties fo:color="#999999"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de" fo:country="AT"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AT"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Tabelle1" table:style-name="ta1">
        <table:table-column table:style-name="co1" table:default-cell-style-name="ce2"/>
        <table:table-column table:style-name="co2" table:default-cell-style-name="ce2"/>
        <table:table-row table:style-name="ro1">
          <table:table-cell table:style-name="ce1" office:value-type="string" calcext:value-type="string">
            <text:p><text:a xlink:href="http://developer.android.com/reference/android/widget/AbsListView.html" xlink:type="simple">AbsListView</text:a></text:p>
          </table:table-cell>
          <table:table-cell table:style-name="ce1" office:value-type="string" calcext:value-type="string">
            <text:p>Base class that can be used to implement virtualized lists of items. </text:p>
          </table:table-cell>
        </table:table-row>
        <table:table-row table:style-name="ro1">
          <table:table-cell table:style-name="ce1" office:value-type="string" calcext:value-type="string">
            <text:p><text:a xlink:href="http://developer.android.com/reference/android/widget/AbsSeekBar.html" xlink:type="simple">AbsSeekBar</text:a></text:p>
          </table:table-cell>
          <table:table-cell table:style-name="ce1" office:value-type="string" calcext:value-type="string">
            <text:p> </text:p>
          </table:table-cell>
        </table:table-row>
        <table:table-row table:style-name="ro1">
          <table:table-cell table:style-name="ce1" office:value-type="string" calcext:value-type="string">
            <text:p><text:a xlink:href="http://developer.android.com/reference/android/widget/AbsSpinner.html" xlink:type="simple">AbsSpinner</text:a></text:p>
          </table:table-cell>
          <table:table-cell table:style-name="ce1" office:value-type="string" calcext:value-type="string">
            <text:p>An abstract base class for spinner widgets. </text:p>
          </table:table-cell>
        </table:table-row>
        <table:table-row table:style-name="ro2">
          <table:table-cell table:style-name="ce1" office:value-type="string" calcext:value-type="string">
            <text:p><text:a xlink:href="http://developer.android.com/reference/android/widget/AbsoluteLayout.html" xlink:type="simple">AbsoluteLayout</text:a></text:p>
          </table:table-cell>
          <table:table-cell table:style-name="ce6" office:value-type="string" calcext:value-type="string">
            <text:p>This class was deprecated in API level 3. Use <text:a xlink:href="http://developer.android.com/reference/android/widget/FrameLayout.html" xlink:type="simple">FrameLayout</text:a>, <text:a xlink:href="http://developer.android.com/reference/android/widget/RelativeLayout.html" xlink:type="simple">RelativeLayout</text:a> or a custom layout instead.  </text:p>
          </table:table-cell>
        </table:table-row>
        <table:table-row table:style-name="ro1">
          <table:table-cell office:value-type="string" calcext:value-type="string">
            <text:p><text:a xlink:href="http://developer.android.com/reference/android/support/v7/widget/ActionMenuView.html" xlink:type="simple">ActionMenuView</text:a></text:p>
          </table:table-cell>
          <table:table-cell office:value-type="string" calcext:value-type="string">
            <text:p>ActionMenuView is a presentation of a series of menu options as a View. </text:p>
          </table:table-cell>
        </table:table-row>
        <table:table-row table:style-name="ro1">
          <table:table-cell table:style-name="ce1" office:value-type="string" calcext:value-type="string">
            <text:p><text:a xlink:href="http://developer.android.com/reference/android/widget/AdapterView.html" xlink:type="simple">AdapterView</text:a>&lt;T extends <text:a xlink:href="http://developer.android.com/reference/android/widget/Adapter.html" xlink:type="simple">Adapter</text:a>&gt;</text:p>
          </table:table-cell>
          <table:table-cell table:style-name="ce1" office:value-type="string" calcext:value-type="string">
            <text:p>An AdapterView is a view whose children are determined by an <text:a xlink:href="http://developer.android.com/reference/android/widget/Adapter.html" xlink:type="simple">Adapter</text:a>. </text:p>
          </table:table-cell>
        </table:table-row>
        <table:table-row table:style-name="ro1">
          <table:table-cell office:value-type="string" calcext:value-type="string">
            <text:p><text:a xlink:href="http://developer.android.com/reference/android/widget/AdapterViewAnimator.html" xlink:type="simple">AdapterViewAnimator</text:a></text:p>
          </table:table-cell>
          <table:table-cell office:value-type="string" calcext:value-type="string">
            <text:p>Base class for a <text:a xlink:href="http://developer.android.com/reference/android/widget/AdapterView.html" xlink:type="simple">AdapterView</text:a> that will perform animations when switching between its views. </text:p>
          </table:table-cell>
        </table:table-row>
        <table:table-row table:style-name="ro1">
          <table:table-cell office:value-type="string" calcext:value-type="string">
            <text:p><text:a xlink:href="http://developer.android.com/reference/android/widget/AdapterViewFlipper.html" xlink:type="simple">AdapterViewFlipper</text:a></text:p>
          </table:table-cell>
          <table:table-cell office:value-type="string" calcext:value-type="string">
            <text:p>Simple <text:a xlink:href="http://developer.android.com/reference/android/widget/ViewAnimator.html" xlink:type="simple">ViewAnimator</text:a> that will animate between two or more views that have been added to it. </text:p>
          </table:table-cell>
        </table:table-row>
        <table:table-row table:style-name="ro1">
          <table:table-cell office:value-type="string" calcext:value-type="string">
            <text:p><text:a xlink:href="http://developer.android.com/reference/android/appwidget/AppWidgetHostView.html" xlink:type="simple">AppWidgetHostView</text:a></text:p>
          </table:table-cell>
          <table:table-cell office:value-type="string" calcext:value-type="string">
            <text:p>Provides the glue to show AppWidget views. </text:p>
          </table:table-cell>
        </table:table-row>
        <table:table-row table:style-name="ro1">
          <table:table-cell table:style-name="ce3" office:value-type="string" calcext:value-type="string">
            <text:p><text:a xlink:href="http://developer.android.com/reference/android/widget/AutoCompleteTextView.html" xlink:type="simple">AutoCompleteTextView</text:a></text:p>
          </table:table-cell>
          <table:table-cell office:value-type="string" calcext:value-type="string">
            <text:p>An editable text view that shows completion suggestions automatically while the user is typing. </text:p>
          </table:table-cell>
        </table:table-row>
        <table:table-row table:style-name="ro1">
          <table:table-cell office:value-type="string" calcext:value-type="string">
            <text:p><text:a xlink:href="http://developer.android.com/reference/android/support/v17/leanback/widget/BaseCardView.html" xlink:type="simple">BaseCardView</text:a></text:p>
          </table:table-cell>
          <table:table-cell office:value-type="string" calcext:value-type="string">
            <text:p>A card style layout that responds to certain state changes. </text:p>
          </table:table-cell>
        </table:table-row>
        <table:table-row table:style-name="ro1">
          <table:table-cell table:style-name="ce4" office:value-type="string" calcext:value-type="string">
            <text:p><text:a xlink:href="http://developer.android.com/reference/android/widget/Button.html" xlink:type="simple">Button</text:a></text:p>
          </table:table-cell>
          <table:table-cell table:style-name="ce4" office:value-type="string" calcext:value-type="string">
            <text:p>Represents a push-button widget. </text:p>
          </table:table-cell>
        </table:table-row>
        <table:table-row table:style-name="ro1">
          <table:table-cell office:value-type="string" calcext:value-type="string">
            <text:p><text:a xlink:href="http://developer.android.com/reference/android/widget/CalendarView.html" xlink:type="simple">CalendarView</text:a></text:p>
          </table:table-cell>
          <table:table-cell office:value-type="string" calcext:value-type="string">
            <text:p>This class is a calendar widget for displaying and selecting dates. </text:p>
          </table:table-cell>
        </table:table-row>
        <table:table-row table:style-name="ro1">
          <table:table-cell office:value-type="string" calcext:value-type="string">
            <text:p><text:a xlink:href="http://developer.android.com/reference/android/support/v7/widget/CardView.html" xlink:type="simple">CardView</text:a></text:p>
          </table:table-cell>
          <table:table-cell office:value-type="string" calcext:value-type="string">
            <text:p>A FrameLayout with a rounded corner background and shadow. </text:p>
          </table:table-cell>
        </table:table-row>
        <table:table-row table:style-name="ro1">
          <table:table-cell table:style-name="ce4" office:value-type="string" calcext:value-type="string">
            <text:p><text:a xlink:href="http://developer.android.com/reference/android/widget/CheckBox.html" xlink:type="simple">CheckBox</text:a></text:p>
          </table:table-cell>
          <table:table-cell table:style-name="ce4" office:value-type="string" calcext:value-type="string">
            <text:p>A checkbox is a specific type of two-states button that can be either checked or unchecked. </text:p>
          </table:table-cell>
        </table:table-row>
        <table:table-row table:style-name="ro1">
          <table:table-cell table:style-name="ce3" office:value-type="string" calcext:value-type="string">
            <text:p><text:a xlink:href="http://developer.android.com/reference/android/widget/CheckedTextView.html" xlink:type="simple">CheckedTextView</text:a></text:p>
          </table:table-cell>
          <table:table-cell office:value-type="string" calcext:value-type="string">
            <text:p>An extension to TextView that supports the <text:a xlink:href="http://developer.android.com/reference/android/widget/Checkable.html" xlink:type="simple">Checkable</text:a> interface. </text:p>
          </table:table-cell>
        </table:table-row>
        <table:table-row table:style-name="ro1">
          <table:table-cell office:value-type="string" calcext:value-type="string">
            <text:p><text:a xlink:href="http://developer.android.com/reference/android/widget/Chronometer.html" xlink:type="simple">Chronometer</text:a></text:p>
          </table:table-cell>
          <table:table-cell office:value-type="string" calcext:value-type="string">
            <text:p>Class that implements a simple timer. </text:p>
          </table:table-cell>
        </table:table-row>
        <table:table-row table:style-name="ro1">
          <table:table-cell office:value-type="string" calcext:value-type="string">
            <text:p><text:a xlink:href="http://developer.android.com/reference/android/widget/CompoundButton.html" xlink:type="simple">CompoundButton</text:a></text:p>
          </table:table-cell>
          <table:table-cell office:value-type="string" calcext:value-type="string">
            <text:p>A button with two states, checked and unchecked. </text:p>
          </table:table-cell>
        </table:table-row>
        <table:table-row table:style-name="ro2">
          <table:table-cell office:value-type="string" calcext:value-type="string">
            <text:p><text:a xlink:href="http://developer.android.com/reference/android/support/v4/widget/ContentLoadingProgressBar.html" xlink:type="simple">ContentLoadingProgressBar</text:a></text:p>
          </table:table-cell>
          <table:table-cell office:value-type="string" calcext:value-type="string">
            <text:p>ContentLoadingProgressBar implements a ProgressBar that waits a minimum time to be dismissed before showing. </text:p>
          </table:table-cell>
        </table:table-row>
        <table:table-row table:style-name="ro1">
          <table:table-cell table:style-name="ce3" office:value-type="string" calcext:value-type="string">
            <text:p><text:a xlink:href="http://developer.android.com/reference/android/widget/DatePicker.html" xlink:type="simple">DatePicker</text:a></text:p>
          </table:table-cell>
          <table:table-cell office:value-type="string" calcext:value-type="string">
            <text:p>This class is a widget for selecting a date. </text:p>
          </table:table-cell>
        </table:table-row>
        <table:table-row table:style-name="ro1">
          <table:table-cell office:value-type="string" calcext:value-type="string">
            <text:p><text:a xlink:href="http://developer.android.com/reference/android/widget/DialerFilter.html" xlink:type="simple">DialerFilter</text:a></text:p>
          </table:table-cell>
          <table:table-cell office:value-type="string" calcext:value-type="string">
            <text:p> </text:p>
          </table:table-cell>
        </table:table-row>
        <table:table-row table:style-name="ro1">
          <table:table-cell office:value-type="string" calcext:value-type="string">
            <text:p><text:a xlink:href="http://developer.android.com/reference/android/widget/DigitalClock.html" xlink:type="simple">DigitalClock</text:a></text:p>
          </table:table-cell>
          <table:table-cell table:style-name="ce7" office:value-type="string" calcext:value-type="string">
            <text:p>This class was deprecated in API level 17. It is recommended you use <text:a xlink:href="http://developer.android.com/reference/android/widget/TextClock.html" xlink:type="simple">TextClock</text:a> instead.  </text:p>
          </table:table-cell>
        </table:table-row>
        <table:table-row table:style-name="ro2">
          <table:table-cell office:value-type="string" calcext:value-type="string">
            <text:p><text:a xlink:href="http://developer.android.com/reference/android/support/v4/widget/DrawerLayout.html" xlink:type="simple">DrawerLayout</text:a></text:p>
          </table:table-cell>
          <table:table-cell office:value-type="string" calcext:value-type="string">
            <text:p>DrawerLayout acts as a top-level container for window content that allows for interactive "drawer" views to be pulled out from the edge of the window. </text:p>
          </table:table-cell>
        </table:table-row>
        <table:table-row table:style-name="ro1">
          <table:table-cell table:style-name="ce4" office:value-type="string" calcext:value-type="string">
            <text:p><text:a xlink:href="http://developer.android.com/reference/android/widget/EditText.html" xlink:type="simple">EditText</text:a></text:p>
          </table:table-cell>
          <table:table-cell table:style-name="ce4" office:value-type="string" calcext:value-type="string">
            <text:p>EditText is a thin veneer over TextView that configures itself to be editable. </text:p>
          </table:table-cell>
        </table:table-row>
        <table:table-row table:style-name="ro1">
          <table:table-cell office:value-type="string" calcext:value-type="string">
            <text:p><text:a xlink:href="http://developer.android.com/reference/android/widget/ExpandableListView.html" xlink:type="simple">ExpandableListView</text:a></text:p>
          </table:table-cell>
          <table:table-cell office:value-type="string" calcext:value-type="string">
            <text:p>A view that shows items in a vertically scrolling two-level list. </text:p>
          </table:table-cell>
        </table:table-row>
        <table:table-row table:style-name="ro2">
          <table:table-cell office:value-type="string" calcext:value-type="string">
            <text:p><text:a xlink:href="http://developer.android.com/reference/android/inputmethodservice/ExtractEditText.html" xlink:type="simple">ExtractEditText</text:a></text:p>
          </table:table-cell>
          <table:table-cell office:value-type="string" calcext:value-type="string">
            <text:p>Specialization of <text:a xlink:href="http://developer.android.com/reference/android/widget/EditText.html" xlink:type="simple">EditText</text:a> for showing and interacting with the extracted text in a full-screen input method. </text:p>
          </table:table-cell>
        </table:table-row>
        <table:table-row table:style-name="ro1">
          <table:table-cell office:value-type="string" calcext:value-type="string">
            <text:p><text:a xlink:href="http://developer.android.com/reference/android/app/FragmentBreadCrumbs.html" xlink:type="simple">FragmentBreadCrumbs</text:a></text:p>
          </table:table-cell>
          <table:table-cell table:style-name="ce7" office:value-type="string" calcext:value-type="string">
            <text:p>This class was deprecated in API level 21. This widget is no longer supported.  </text:p>
          </table:table-cell>
        </table:table-row>
        <table:table-row table:style-name="ro1">
          <table:table-cell office:value-type="string" calcext:value-type="string">
            <text:p><text:a xlink:href="http://developer.android.com/reference/android/support/v13/app/FragmentTabHost.html" xlink:type="simple">FragmentTabHost</text:a></text:p>
          </table:table-cell>
          <table:table-cell office:value-type="string" calcext:value-type="string">
            <text:p>Version of <text:a xlink:href="http://developer.android.com/reference/android/support/v4/app/FragmentTabHost.html" xlink:type="simple">FragmentTabHost</text:a> that can be used with the platform <text:a xlink:href="http://developer.android.com/reference/android/app/Fragment.html" xlink:type="simple">Fragment</text:a> APIs. </text:p>
          </table:table-cell>
        </table:table-row>
        <table:table-row table:style-name="ro1">
          <table:table-cell table:style-name="ce1" office:value-type="string" calcext:value-type="string">
            <text:p><text:a xlink:href="http://developer.android.com/reference/android/widget/FrameLayout.html" xlink:type="simple">FrameLayout</text:a></text:p>
          </table:table-cell>
          <table:table-cell table:style-name="ce1" office:value-type="string" calcext:value-type="string">
            <text:p>FrameLayout is designed to block out an area on the screen to display a single item. </text:p>
          </table:table-cell>
        </table:table-row>
        <table:table-row table:style-name="ro2">
          <table:table-cell table:style-name="ce1" office:value-type="string" calcext:value-type="string">
            <text:p><text:a xlink:href="http://developer.android.com/reference/android/opengl/GLSurfaceView.html" xlink:type="simple">GLSurfaceView</text:a></text:p>
          </table:table-cell>
          <table:table-cell table:style-name="ce1" office:value-type="string" calcext:value-type="string">
            <text:p>An implementation of SurfaceView that uses the dedicated surface for displaying OpenGL rendering. </text:p>
          </table:table-cell>
        </table:table-row>
        <table:table-row table:style-name="ro2">
          <table:table-cell office:value-type="string" calcext:value-type="string">
            <text:p><text:a xlink:href="http://developer.android.com/reference/android/widget/Gallery.html" xlink:type="simple">Gallery</text:a></text:p>
          </table:table-cell>
          <table:table-cell table:style-name="ce7" office:value-type="string" calcext:value-type="string">
            <text:p>This class was deprecated in API level 16. This widget is no longer supported. Other horizontally scrolling widgets include<text:a xlink:href="http://developer.android.com/reference/android/widget/HorizontalScrollView.html" xlink:type="simple">HorizontalScrollView</text:a> and <text:a xlink:href="http://developer.android.com/reference/android/support/v4/view/ViewPager.html" xlink:type="simple">ViewPager</text:a> from the support library.  </text:p>
          </table:table-cell>
        </table:table-row>
        <table:table-row table:style-name="ro2">
          <table:table-cell office:value-type="string" calcext:value-type="string">
            <text:p><text:a xlink:href="http://developer.android.com/reference/android/gesture/GestureOverlayView.html" xlink:type="simple">GestureOverlayView</text:a></text:p>
          </table:table-cell>
          <table:table-cell office:value-type="string" calcext:value-type="string">
            <text:p>A transparent overlay for gesture input that can be placed on top of other widgets or contain other widgets. </text:p>
          </table:table-cell>
        </table:table-row>
        <table:table-row table:style-name="ro1">
          <table:table-cell table:style-name="ce1" office:value-type="string" calcext:value-type="string">
            <text:p><text:a xlink:href="http://developer.android.com/reference/android/support/v7/widget/GridLayout.html" xlink:type="simple">GridLayout</text:a></text:p>
          </table:table-cell>
          <table:table-cell table:style-name="ce1" office:value-type="string" calcext:value-type="string">
            <text:p>A layout that places its children in a rectangular grid. </text:p>
          </table:table-cell>
        </table:table-row>
        <table:table-row table:style-name="ro1">
          <table:table-cell table:style-name="ce1" office:value-type="string" calcext:value-type="string">
            <text:p><text:a xlink:href="http://developer.android.com/reference/android/widget/GridView.html" xlink:type="simple">GridView</text:a></text:p>
          </table:table-cell>
          <table:table-cell table:style-name="ce1" office:value-type="string" calcext:value-type="string">
            <text:p>A view that shows items in two-dimensional scrolling grid. </text:p>
          </table:table-cell>
        </table:table-row>
        <table:table-row table:style-name="ro1">
          <table:table-cell office:value-type="string" calcext:value-type="string">
            <text:p><text:a xlink:href="http://developer.android.com/reference/android/support/v17/leanback/widget/HorizontalGridView.html" xlink:type="simple">HorizontalGridView</text:a></text:p>
          </table:table-cell>
          <table:table-cell office:value-type="string" calcext:value-type="string">
            <text:p>A view that shows items in a horizontal scrolling list. </text:p>
          </table:table-cell>
        </table:table-row>
        <table:table-row table:style-name="ro2">
          <table:table-cell office:value-type="string" calcext:value-type="string">
            <text:p><text:a xlink:href="http://developer.android.com/reference/android/widget/HorizontalScrollView.html" xlink:type="simple">HorizontalScrollView</text:a></text:p>
          </table:table-cell>
          <table:table-cell office:value-type="string" calcext:value-type="string">
            <text:p>Layout container for a view hierarchy that can be scrolled by the user, allowing it to be larger than the physical display. </text:p>
          </table:table-cell>
        </table:table-row>
        <table:table-row table:style-name="ro1">
          <table:table-cell table:style-name="ce4" office:value-type="string" calcext:value-type="string">
            <text:p><text:a xlink:href="http://developer.android.com/reference/android/widget/ImageButton.html" xlink:type="simple">ImageButton</text:a></text:p>
          </table:table-cell>
          <table:table-cell table:style-name="ce4" office:value-type="string" calcext:value-type="string">
            <text:p>Displays a button with an image (instead of text) that can be pressed or clicked by the user. </text:p>
          </table:table-cell>
        </table:table-row>
        <table:table-row table:style-name="ro1">
          <table:table-cell office:value-type="string" calcext:value-type="string">
            <text:p><text:a xlink:href="http://developer.android.com/reference/android/support/v17/leanback/widget/ImageCardView.html" xlink:type="simple">ImageCardView</text:a></text:p>
          </table:table-cell>
          <table:table-cell office:value-type="string" calcext:value-type="string">
            <text:p>A card view with an <text:a xlink:href="http://developer.android.com/reference/android/widget/ImageView.html" xlink:type="simple">ImageView</text:a> as its main region. </text:p>
          </table:table-cell>
        </table:table-row>
        <table:table-row table:style-name="ro1">
          <table:table-cell office:value-type="string" calcext:value-type="string">
            <text:p><text:a xlink:href="http://developer.android.com/reference/android/widget/ImageSwitcher.html" xlink:type="simple">ImageSwitcher</text:a></text:p>
          </table:table-cell>
          <table:table-cell office:value-type="string" calcext:value-type="string">
            <text:p> </text:p>
          </table:table-cell>
        </table:table-row>
        <table:table-row table:style-name="ro1">
          <table:table-cell table:style-name="ce1" office:value-type="string" calcext:value-type="string">
            <text:p><text:a xlink:href="http://developer.android.com/reference/android/widget/LinearLayout.html" xlink:type="simple">LinearLayout</text:a></text:p>
          </table:table-cell>
          <table:table-cell table:style-name="ce1" office:value-type="string" calcext:value-type="string">
            <text:p>A Layout that arranges its children in a single column or a single row. </text:p>
          </table:table-cell>
        </table:table-row>
        <table:table-row table:style-name="ro1">
          <table:table-cell office:value-type="string" calcext:value-type="string">
            <text:p><text:a xlink:href="http://developer.android.com/reference/android/support/v7/widget/LinearLayoutCompat.html" xlink:type="simple">LinearLayoutCompat</text:a></text:p>
          </table:table-cell>
          <table:table-cell office:value-type="string" calcext:value-type="string">
            <text:p>A Layout that arranges its children in a single column or a single row. </text:p>
          </table:table-cell>
        </table:table-row>
        <table:table-row table:style-name="ro1">
          <table:table-cell office:value-type="string" calcext:value-type="string">
            <text:p><text:a xlink:href="http://developer.android.com/reference/android/support/v17/leanback/widget/ListRowHoverCardView.html" xlink:type="simple">ListRowHoverCardView</text:a></text:p>
          </table:table-cell>
          <table:table-cell office:value-type="string" calcext:value-type="string">
            <text:p>ListRowHoverCardView contains a title and description. </text:p>
          </table:table-cell>
        </table:table-row>
        <table:table-row table:style-name="ro1">
          <table:table-cell office:value-type="string" calcext:value-type="string">
            <text:p><text:a xlink:href="http://developer.android.com/reference/android/support/v17/leanback/widget/ListRowView.html" xlink:type="simple">ListRowView</text:a></text:p>
          </table:table-cell>
          <table:table-cell office:value-type="string" calcext:value-type="string">
            <text:p>ListRowView contains a horizontal grid view. </text:p>
          </table:table-cell>
        </table:table-row>
        <table:table-row table:style-name="ro1">
          <table:table-cell table:style-name="ce3" office:value-type="string" calcext:value-type="string">
            <text:p><text:a xlink:href="http://developer.android.com/reference/android/widget/ListView.html" xlink:type="simple">ListView</text:a></text:p>
          </table:table-cell>
          <table:table-cell office:value-type="string" calcext:value-type="string">
            <text:p>A view that shows items in a vertically scrolling list. </text:p>
          </table:table-cell>
        </table:table-row>
        <table:table-row table:style-name="ro1">
          <table:table-cell office:value-type="string" calcext:value-type="string">
            <text:p><text:a xlink:href="http://developer.android.com/reference/android/widget/MediaController.html" xlink:type="simple">MediaController</text:a></text:p>
          </table:table-cell>
          <table:table-cell office:value-type="string" calcext:value-type="string">
            <text:p>A view containing controls for a MediaPlayer. </text:p>
          </table:table-cell>
        </table:table-row>
        <table:table-row table:style-name="ro2">
          <table:table-cell office:value-type="string" calcext:value-type="string">
            <text:p><text:a xlink:href="http://developer.android.com/reference/android/widget/MultiAutoCompleteTextView.html" xlink:type="simple">MultiAutoCompleteTextView</text:a></text:p>
          </table:table-cell>
          <table:table-cell office:value-type="string" calcext:value-type="string">
            <text:p>An editable text view, extending <text:a xlink:href="http://developer.android.com/reference/android/widget/AutoCompleteTextView.html" xlink:type="simple">AutoCompleteTextView</text:a>, that can show completion suggestions for the substring of the text where the user is typing instead of necessarily for the entire thing. </text:p>
          </table:table-cell>
        </table:table-row>
        <table:table-row table:style-name="ro1">
          <table:table-cell table:style-name="ce3" office:value-type="string" calcext:value-type="string">
            <text:p><text:a xlink:href="http://developer.android.com/reference/android/widget/NumberPicker.html" xlink:type="simple">NumberPicker</text:a></text:p>
          </table:table-cell>
          <table:table-cell office:value-type="string" calcext:value-type="string">
            <text:p>A widget that enables the user to select a number from a predefined range. </text:p>
          </table:table-cell>
        </table:table-row>
        <table:table-row table:style-name="ro1">
          <table:table-cell office:value-type="string" calcext:value-type="string">
            <text:p><text:a xlink:href="http://developer.android.com/reference/android/support/v4/view/PagerTabStrip.html" xlink:type="simple">PagerTabStrip</text:a></text:p>
          </table:table-cell>
          <table:table-cell office:value-type="string" calcext:value-type="string">
            <text:p>PagerTabStrip is an interactive indicator of the current, next, and previous pages of a <text:a xlink:href="http://developer.android.com/reference/android/support/v4/view/ViewPager.html" xlink:type="simple">ViewPager</text:a>. </text:p>
          </table:table-cell>
        </table:table-row>
        <table:table-row table:style-name="ro2">
          <table:table-cell office:value-type="string" calcext:value-type="string">
            <text:p><text:a xlink:href="http://developer.android.com/reference/android/support/v4/view/PagerTitleStrip.html" xlink:type="simple">PagerTitleStrip</text:a></text:p>
          </table:table-cell>
          <table:table-cell office:value-type="string" calcext:value-type="string">
            <text:p>PagerTitleStrip is a non-interactive indicator of the current, next, and previous pages of a <text:a xlink:href="http://developer.android.com/reference/android/support/v4/view/ViewPager.html" xlink:type="simple">ViewPager</text:a>. </text:p>
          </table:table-cell>
        </table:table-row>
        <table:table-row table:style-name="ro1">
          <table:table-cell office:value-type="string" calcext:value-type="string">
            <text:p><text:a xlink:href="http://developer.android.com/reference/android/widget/QuickContactBadge.html" xlink:type="simple">QuickContactBadge</text:a></text:p>
          </table:table-cell>
          <table:table-cell office:value-type="string" calcext:value-type="string">
            <text:p>Widget used to show an image with the standard QuickContact badge and on-click behavior. </text:p>
          </table:table-cell>
        </table:table-row>
        <table:table-row table:style-name="ro1">
          <table:table-cell table:style-name="ce4" office:value-type="string" calcext:value-type="string">
            <text:p><text:a xlink:href="http://developer.android.com/reference/android/widget/RadioButton.html" xlink:type="simple">RadioButton</text:a></text:p>
          </table:table-cell>
          <table:table-cell table:style-name="ce4" office:value-type="string" calcext:value-type="string">
            <text:p>A radio button is a two-states button that can be either checked or unchecked. </text:p>
          </table:table-cell>
        </table:table-row>
        <table:table-row table:style-name="ro1">
          <table:table-cell table:style-name="ce4" office:value-type="string" calcext:value-type="string">
            <text:p><text:a xlink:href="http://developer.android.com/reference/android/widget/RadioGroup.html" xlink:type="simple">RadioGroup</text:a></text:p>
          </table:table-cell>
          <table:table-cell table:style-name="ce4" office:value-type="string" calcext:value-type="string">
            <text:p>This class is used to create a multiple-exclusion scope for a set of radio buttons. </text:p>
          </table:table-cell>
        </table:table-row>
        <table:table-row table:style-name="ro1">
          <table:table-cell table:style-name="ce4" office:value-type="string" calcext:value-type="string">
            <text:p><text:a xlink:href="http://developer.android.com/reference/android/widget/RatingBar.html" xlink:type="simple">RatingBar</text:a></text:p>
          </table:table-cell>
          <table:table-cell table:style-name="ce4" office:value-type="string" calcext:value-type="string">
            <text:p>A RatingBar is an extension of SeekBar and ProgressBar that shows a rating in stars. </text:p>
          </table:table-cell>
        </table:table-row>
        <table:table-row table:style-name="ro1">
          <table:table-cell office:value-type="string" calcext:value-type="string">
            <text:p><text:a xlink:href="http://developer.android.com/reference/android/support/v7/widget/RecyclerView.html" xlink:type="simple">RecyclerView</text:a></text:p>
          </table:table-cell>
          <table:table-cell office:value-type="string" calcext:value-type="string">
            <text:p>A flexible view for providing a limited window into a large data set. </text:p>
          </table:table-cell>
        </table:table-row>
        <table:table-row table:style-name="ro2">
          <table:table-cell table:style-name="ce1" office:value-type="string" calcext:value-type="string">
            <text:p><text:a xlink:href="http://developer.android.com/reference/android/widget/RelativeLayout.html" xlink:type="simple">RelativeLayout</text:a></text:p>
          </table:table-cell>
          <table:table-cell table:style-name="ce1" office:value-type="string" calcext:value-type="string">
            <text:p>A Layout where the positions of the children can be described in relation to each other or to the parent. </text:p>
          </table:table-cell>
        </table:table-row>
        <table:table-row table:style-name="ro1">
          <table:table-cell office:value-type="string" calcext:value-type="string">
            <text:p><text:a xlink:href="http://developer.android.com/reference/android/support/v17/leanback/widget/RowHeaderView.html" xlink:type="simple">RowHeaderView</text:a></text:p>
          </table:table-cell>
          <table:table-cell office:value-type="string" calcext:value-type="string">
            <text:p>RowHeaderView is a header text view. </text:p>
          </table:table-cell>
        </table:table-row>
        <table:table-row table:style-name="ro2">
          <table:table-cell table:style-name="ce1" office:value-type="string" calcext:value-type="string">
            <text:p><text:a xlink:href="http://developer.android.com/reference/android/widget/ScrollView.html" xlink:type="simple">ScrollView</text:a></text:p>
          </table:table-cell>
          <table:table-cell table:style-name="ce1" office:value-type="string" calcext:value-type="string">
            <text:p>Layout container for a view hierarchy that can be scrolled by the user, allowing it to be larger than the physical display. </text:p>
          </table:table-cell>
        </table:table-row>
        <table:table-row table:style-name="ro1">
          <table:table-cell office:value-type="string" calcext:value-type="string">
            <text:p><text:a xlink:href="http://developer.android.com/reference/android/support/v17/leanback/widget/SearchBar.html" xlink:type="simple">SearchBar</text:a></text:p>
          </table:table-cell>
          <table:table-cell office:value-type="string" calcext:value-type="string">
            <text:p>SearchBar is a search widget. </text:p>
          </table:table-cell>
        </table:table-row>
        <table:table-row table:style-name="ro1">
          <table:table-cell office:value-type="string" calcext:value-type="string">
            <text:p><text:a xlink:href="http://developer.android.com/reference/android/support/v17/leanback/widget/SearchEditText.html" xlink:type="simple">SearchEditText</text:a></text:p>
          </table:table-cell>
          <table:table-cell office:value-type="string" calcext:value-type="string">
            <text:p>EditText widget that monitors keyboard changes. </text:p>
          </table:table-cell>
        </table:table-row>
        <table:table-row table:style-name="ro1">
          <table:table-cell office:value-type="string" calcext:value-type="string">
            <text:p><text:a xlink:href="http://developer.android.com/reference/android/support/v17/leanback/widget/SearchOrbView.html" xlink:type="simple">SearchOrbView</text:a></text:p>
          </table:table-cell>
          <table:table-cell office:value-type="string" calcext:value-type="string">
            <text:p>A widget that draws a search affordance, represented by a round background and an icon. </text:p>
          </table:table-cell>
        </table:table-row>
        <table:table-row table:style-name="ro2">
          <table:table-cell office:value-type="string" calcext:value-type="string">
            <text:p><text:a xlink:href="http://developer.android.com/reference/android/support/v7/widget/SearchView.html" xlink:type="simple">SearchView</text:a></text:p>
          </table:table-cell>
          <table:table-cell office:value-type="string" calcext:value-type="string">
            <text:p>A widget that provides a user interface for the user to enter a search query and submit a request to a search provider. </text:p>
          </table:table-cell>
        </table:table-row>
        <table:table-row table:style-name="ro1">
          <table:table-cell table:style-name="ce4" office:value-type="string" calcext:value-type="string">
            <text:p><text:a xlink:href="http://developer.android.com/reference/android/widget/SeekBar.html" xlink:type="simple">SeekBar</text:a></text:p>
          </table:table-cell>
          <table:table-cell table:style-name="ce4" office:value-type="string" calcext:value-type="string">
            <text:p>A SeekBar is an extension of ProgressBar that adds a draggable thumb. </text:p>
          </table:table-cell>
        </table:table-row>
        <table:table-row table:style-name="ro2">
          <table:table-cell office:value-type="string" calcext:value-type="string">
            <text:p><text:a xlink:href="http://developer.android.com/reference/android/support/v17/leanback/widget/ShadowOverlayContainer.html" xlink:type="simple">ShadowOverlayContainer</text:a></text:p>
          </table:table-cell>
          <table:table-cell office:value-type="string" calcext:value-type="string">
            <text:p>ShadowOverlayContainer Provides a SDK version independent wrapper container to take care of shadow and/or color overlay. </text:p>
          </table:table-cell>
        </table:table-row>
        <table:table-row table:style-name="ro3">
          <table:table-cell office:value-type="string" calcext:value-type="string">
            <text:p><text:a xlink:href="http://developer.android.com/reference/android/widget/SlidingDrawer.html" xlink:type="simple">SlidingDrawer</text:a></text:p>
          </table:table-cell>
          <table:table-cell table:style-name="ce7" office:value-type="string" calcext:value-type="string">
            <text:p>This class was deprecated in API level 17. This class is not supported anymore. It is recommended you base your own implementation on the source code for the Android Open Source Project if you must use it in your application.  </text:p>
          </table:table-cell>
        </table:table-row>
        <table:table-row table:style-name="ro1">
          <table:table-cell office:value-type="string" calcext:value-type="string">
            <text:p><text:a xlink:href="http://developer.android.com/reference/android/support/v4/widget/SlidingPaneLayout.html" xlink:type="simple">SlidingPaneLayout</text:a></text:p>
          </table:table-cell>
          <table:table-cell office:value-type="string" calcext:value-type="string">
            <text:p>SlidingPaneLayout provides a horizontal, multi-pane layout for use at the top level of a UI. </text:p>
          </table:table-cell>
        </table:table-row>
        <table:table-row table:style-name="ro1">
          <table:table-cell office:value-type="string" calcext:value-type="string">
            <text:p><text:a xlink:href="http://developer.android.com/reference/android/support/v17/leanback/widget/SpeechOrbView.html" xlink:type="simple">SpeechOrbView</text:a></text:p>
          </table:table-cell>
          <table:table-cell office:value-type="string" calcext:value-type="string">
            <text:p> </text:p>
          </table:table-cell>
        </table:table-row>
        <table:table-row table:style-name="ro1">
          <table:table-cell table:style-name="ce4" office:value-type="string" calcext:value-type="string">
            <text:p><text:a xlink:href="http://developer.android.com/reference/android/widget/Spinner.html" xlink:type="simple">Spinner</text:a></text:p>
          </table:table-cell>
          <table:table-cell table:style-name="ce4" office:value-type="string" calcext:value-type="string">
            <text:p>A view that displays one child at a time and lets the user pick among them. </text:p>
          </table:table-cell>
        </table:table-row>
        <table:table-row table:style-name="ro1">
          <table:table-cell office:value-type="string" calcext:value-type="string">
            <text:p><text:a xlink:href="http://developer.android.com/reference/android/widget/StackView.html" xlink:type="simple">StackView</text:a></text:p>
          </table:table-cell>
          <table:table-cell office:value-type="string" calcext:value-type="string">
            <text:p> </text:p>
          </table:table-cell>
        </table:table-row>
        <table:table-row table:style-name="ro2">
          <table:table-cell office:value-type="string" calcext:value-type="string">
            <text:p><text:a xlink:href="http://developer.android.com/reference/android/support/v4/widget/SwipeRefreshLayout.html" xlink:type="simple">SwipeRefreshLayout</text:a></text:p>
          </table:table-cell>
          <table:table-cell office:value-type="string" calcext:value-type="string">
            <text:p>The SwipeRefreshLayout should be used whenever the user can refresh the contents of a view via a vertical swipe gesture. </text:p>
          </table:table-cell>
        </table:table-row>
        <table:table-row table:style-name="ro1">
          <table:table-cell office:value-type="string" calcext:value-type="string">
            <text:p><text:a xlink:href="http://developer.android.com/reference/android/widget/Switch.html" xlink:type="simple">Switch</text:a></text:p>
          </table:table-cell>
          <table:table-cell office:value-type="string" calcext:value-type="string">
            <text:p>A Switch is a two-state toggle switch widget that can select between two options. </text:p>
          </table:table-cell>
        </table:table-row>
        <table:table-row table:style-name="ro1">
          <table:table-cell table:style-name="ce4" office:value-type="string" calcext:value-type="string">
            <text:p><text:a xlink:href="http://developer.android.com/reference/android/support/v7/widget/SwitchCompat.html" xlink:type="simple">SwitchCompat</text:a></text:p>
          </table:table-cell>
          <table:table-cell table:style-name="ce4" office:value-type="string" calcext:value-type="string">
            <text:p>SwitchCompat is a version of the Switch widget which on devices back to API v7. </text:p>
          </table:table-cell>
        </table:table-row>
        <table:table-row table:style-name="ro1">
          <table:table-cell office:value-type="string" calcext:value-type="string">
            <text:p><text:a xlink:href="http://developer.android.com/reference/android/widget/TabHost.html" xlink:type="simple">TabHost</text:a></text:p>
          </table:table-cell>
          <table:table-cell office:value-type="string" calcext:value-type="string">
            <text:p>Container for a tabbed window view. </text:p>
          </table:table-cell>
        </table:table-row>
        <table:table-row table:style-name="ro1">
          <table:table-cell office:value-type="string" calcext:value-type="string">
            <text:p><text:a xlink:href="http://developer.android.com/reference/android/widget/TabWidget.html" xlink:type="simple">TabWidget</text:a></text:p>
          </table:table-cell>
          <table:table-cell office:value-type="string" calcext:value-type="string">
            <text:p>Displays a list of tab labels representing each page in the parent's tab collection. </text:p>
          </table:table-cell>
        </table:table-row>
        <table:table-row table:style-name="ro1">
          <table:table-cell table:style-name="ce1" office:value-type="string" calcext:value-type="string">
            <text:p><text:a xlink:href="http://developer.android.com/reference/android/widget/TableLayout.html" xlink:type="simple">TableLayout</text:a></text:p>
          </table:table-cell>
          <table:table-cell table:style-name="ce1" office:value-type="string" calcext:value-type="string">
            <text:p>A layout that arranges its children into rows and columns. </text:p>
          </table:table-cell>
        </table:table-row>
        <table:table-row table:style-name="ro1">
          <table:table-cell table:style-name="ce1" office:value-type="string" calcext:value-type="string">
            <text:p><text:a xlink:href="http://developer.android.com/reference/android/widget/TableRow.html" xlink:type="simple">TableRow</text:a></text:p>
          </table:table-cell>
          <table:table-cell table:style-name="ce1" office:value-type="string" calcext:value-type="string">
            <text:p>A layout that arranges its children horizontally. </text:p>
          </table:table-cell>
        </table:table-row>
        <table:table-row table:style-name="ro1">
          <table:table-cell office:value-type="string" calcext:value-type="string">
            <text:p><text:a xlink:href="http://developer.android.com/reference/android/widget/TextClock.html" xlink:type="simple">TextClock</text:a></text:p>
          </table:table-cell>
          <table:table-cell office:value-type="string" calcext:value-type="string">
            <text:p>TextClock can display the current date and/or time as a formatted string. </text:p>
          </table:table-cell>
        </table:table-row>
        <table:table-row table:style-name="ro1">
          <table:table-cell office:value-type="string" calcext:value-type="string">
            <text:p><text:a xlink:href="http://developer.android.com/reference/android/widget/TextSwitcher.html" xlink:type="simple">TextSwitcher</text:a></text:p>
          </table:table-cell>
          <table:table-cell office:value-type="string" calcext:value-type="string">
            <text:p>Specialized <text:a xlink:href="http://developer.android.com/reference/android/widget/ViewSwitcher.html" xlink:type="simple">ViewSwitcher</text:a> that contains only children of type <text:a xlink:href="http://developer.android.com/reference/android/widget/TextView.html" xlink:type="simple">TextView</text:a>. </text:p>
          </table:table-cell>
        </table:table-row>
        <table:table-row table:style-name="ro1">
          <table:table-cell table:style-name="ce3" office:value-type="string" calcext:value-type="string">
            <text:p><text:a xlink:href="http://developer.android.com/reference/android/widget/TimePicker.html" xlink:type="simple">TimePicker</text:a></text:p>
          </table:table-cell>
          <table:table-cell office:value-type="string" calcext:value-type="string">
            <text:p>A view for selecting the time of day, in either 24 hour or AM/PM mode. </text:p>
          </table:table-cell>
        </table:table-row>
        <table:table-row table:style-name="ro2">
          <table:table-cell table:style-name="ce4" office:value-type="string" calcext:value-type="string">
            <text:p><text:a xlink:href="http://developer.android.com/reference/android/widget/ToggleButton.html" xlink:type="simple">ToggleButton</text:a></text:p>
          </table:table-cell>
          <table:table-cell table:style-name="ce4" office:value-type="string" calcext:value-type="string">
            <text:p>Displays checked/unchecked states as a button with a "light" indicator and by default accompanied with the text "ON" or "OFF". </text:p>
          </table:table-cell>
        </table:table-row>
        <table:table-row table:style-name="ro1">
          <table:table-cell office:value-type="string" calcext:value-type="string">
            <text:p><text:a xlink:href="http://developer.android.com/reference/android/support/v7/widget/Toolbar.html" xlink:type="simple">Toolbar</text:a></text:p>
          </table:table-cell>
          <table:table-cell office:value-type="string" calcext:value-type="string">
            <text:p>A standard toolbar for use within application content. </text:p>
          </table:table-cell>
        </table:table-row>
        <table:table-row table:style-name="ro1">
          <table:table-cell office:value-type="string" calcext:value-type="string">
            <text:p><text:a xlink:href="http://developer.android.com/reference/android/media/tv/TvView.html" xlink:type="simple">TvView</text:a></text:p>
          </table:table-cell>
          <table:table-cell office:value-type="string" calcext:value-type="string">
            <text:p>Displays TV contents. </text:p>
          </table:table-cell>
        </table:table-row>
        <table:table-row table:style-name="ro2">
          <table:table-cell office:value-type="string" calcext:value-type="string">
            <text:p><text:a xlink:href="http://developer.android.com/reference/android/widget/TwoLineListItem.html" xlink:type="simple">TwoLineListItem</text:a></text:p>
          </table:table-cell>
          <table:table-cell table:style-name="ce7" office:value-type="string" calcext:value-type="string">
            <text:p>This class was deprecated in API level 17. This class can be implemented easily by apps using a <text:a xlink:href="http://developer.android.com/reference/android/widget/RelativeLayout.html" xlink:type="simple">RelativeLayout</text:a> or a<text:a xlink:href="http://developer.android.com/reference/android/widget/LinearLayout.html" xlink:type="simple">LinearLayout</text:a>.  </text:p>
          </table:table-cell>
        </table:table-row>
        <table:table-row table:style-name="ro1">
          <table:table-cell office:value-type="string" calcext:value-type="string">
            <text:p><text:a xlink:href="http://developer.android.com/reference/android/support/v17/leanback/widget/VerticalGridView.html" xlink:type="simple">VerticalGridView</text:a></text:p>
          </table:table-cell>
          <table:table-cell office:value-type="string" calcext:value-type="string">
            <text:p>A view that shows items in a vertically scrolling list. </text:p>
          </table:table-cell>
        </table:table-row>
        <table:table-row table:style-name="ro1">
          <table:table-cell table:style-name="ce1" office:value-type="string" calcext:value-type="string">
            <text:p><text:a xlink:href="http://developer.android.com/reference/android/widget/VideoView.html" xlink:type="simple">VideoView</text:a></text:p>
          </table:table-cell>
          <table:table-cell table:style-name="ce1" office:value-type="string" calcext:value-type="string">
            <text:p>Displays a video file. </text:p>
          </table:table-cell>
        </table:table-row>
        <table:table-row table:style-name="ro2">
          <table:table-cell office:value-type="string" calcext:value-type="string">
            <text:p><text:a xlink:href="http://developer.android.com/reference/android/widget/ViewAnimator.html" xlink:type="simple">ViewAnimator</text:a></text:p>
          </table:table-cell>
          <table:table-cell office:value-type="string" calcext:value-type="string">
            <text:p>Base class for a <text:a xlink:href="http://developer.android.com/reference/android/widget/FrameLayout.html" xlink:type="simple">FrameLayout</text:a> container that will perform animations when switching between its views. </text:p>
          </table:table-cell>
        </table:table-row>
        <table:table-row table:style-name="ro1">
          <table:table-cell office:value-type="string" calcext:value-type="string">
            <text:p><text:a xlink:href="http://developer.android.com/reference/android/widget/ViewFlipper.html" xlink:type="simple">ViewFlipper</text:a></text:p>
          </table:table-cell>
          <table:table-cell office:value-type="string" calcext:value-type="string">
            <text:p>Simple <text:a xlink:href="http://developer.android.com/reference/android/widget/ViewAnimator.html" xlink:type="simple">ViewAnimator</text:a> that will animate between two or more views that have been added to it. </text:p>
          </table:table-cell>
        </table:table-row>
        <table:table-row table:style-name="ro1">
          <table:table-cell table:style-name="ce1" office:value-type="string" calcext:value-type="string">
            <text:p><text:a xlink:href="http://developer.android.com/reference/android/support/v4/view/ViewPager.html" xlink:type="simple">ViewPager</text:a></text:p>
          </table:table-cell>
          <table:table-cell table:style-name="ce1" office:value-type="string" calcext:value-type="string">
            <text:p>Layout manager that allows the user to flip left and right through pages of data. </text:p>
          </table:table-cell>
        </table:table-row>
        <table:table-row table:style-name="ro2">
          <table:table-cell office:value-type="string" calcext:value-type="string">
            <text:p><text:a xlink:href="http://developer.android.com/reference/android/widget/ViewSwitcher.html" xlink:type="simple">ViewSwitcher</text:a></text:p>
          </table:table-cell>
          <table:table-cell office:value-type="string" calcext:value-type="string">
            <text:p><text:a xlink:href="http://developer.android.com/reference/android/widget/ViewAnimator.html" xlink:type="simple">ViewAnimator</text:a> that switches between two views, and has a factory from which these views are created. </text:p>
          </table:table-cell>
        </table:table-row>
        <table:table-row table:style-name="ro1">
          <table:table-cell table:style-name="ce1" office:value-type="string" calcext:value-type="string">
            <text:p><text:a xlink:href="http://developer.android.com/reference/android/webkit/WebView.html" xlink:type="simple">WebView</text:a></text:p>
          </table:table-cell>
          <table:table-cell table:style-name="ce1" office:value-type="string" calcext:value-type="string">
            <text:p>A View that displays web pages. </text:p>
          </table:table-cell>
        </table:table-row>
        <table:table-row table:style-name="ro1">
          <table:table-cell office:value-type="string" calcext:value-type="string">
            <text:p><text:a xlink:href="http://developer.android.com/reference/android/widget/ZoomButton.html" xlink:type="simple">ZoomButton</text:a></text:p>
          </table:table-cell>
          <table:table-cell office:value-type="string" calcext:value-type="string">
            <text:p> </text:p>
          </table:table-cell>
        </table:table-row>
        <table:table-row table:style-name="ro2">
          <table:table-cell office:value-type="string" calcext:value-type="string">
            <text:p><text:a xlink:href="http://developer.android.com/reference/android/widget/ZoomControls.html" xlink:type="simple">ZoomControls</text:a></text:p>
          </table:table-cell>
          <table:table-cell office:value-type="string" calcext:value-type="string">
            <text:p>The ZoomControls class displays a simple set of controls used for zooming and provides callbacks to register for events. </text:p>
          </table:table-cell>
        </table:table-row>
        <table:table-row table:style-name="ro1">
          <table:table-cell table:style-name="Default" table:number-columns-repeated="2"/>
        </table:table-row>
        <table:table-row table:style-name="ro1">
          <table:table-cell office:value-type="string" calcext:value-type="string">
            <text:p><text:a xlink:href="http://developer.android.com/reference/android/widget/AnalogClock.html" xlink:type="simple">AnalogClock</text:a></text:p>
          </table:table-cell>
          <table:table-cell office:value-type="string" calcext:value-type="string">
            <text:p>This widget display an analogic clock with two hands for hours and minutes. </text:p>
          </table:table-cell>
        </table:table-row>
        <table:table-row table:style-name="ro1">
          <table:table-cell table:style-name="ce5" office:value-type="string" calcext:value-type="string">
            <text:p><text:a xlink:href="http://developer.android.com/reference/android/widget/ImageView.html" xlink:type="simple">ImageView</text:a></text:p>
          </table:table-cell>
          <table:table-cell table:style-name="ce1" office:value-type="string" calcext:value-type="string">
            <text:p>Displays an arbitrary image, such as an icon. </text:p>
          </table:table-cell>
        </table:table-row>
        <table:table-row table:style-name="ro1">
          <table:table-cell office:value-type="string" calcext:value-type="string">
            <text:p><text:a xlink:href="http://developer.android.com/reference/android/inputmethodservice/KeyboardView.html" xlink:type="simple">KeyboardView</text:a></text:p>
          </table:table-cell>
          <table:table-cell office:value-type="string" calcext:value-type="string">
            <text:p>A view that renders a virtual <text:a xlink:href="http://developer.android.com/reference/android/inputmethodservice/Keyboard.html" xlink:type="simple">Keyboard</text:a>. </text:p>
          </table:table-cell>
        </table:table-row>
        <table:table-row table:style-name="ro1">
          <table:table-cell office:value-type="string" calcext:value-type="string">
            <text:p><text:a xlink:href="http://developer.android.com/reference/android/support/v7/app/MediaRouteButton.html" xlink:type="simple">MediaRouteButton</text:a></text:p>
          </table:table-cell>
          <table:table-cell office:value-type="string" calcext:value-type="string">
            <text:p>The media route button allows the user to select routes and to control the currently selected route. </text:p>
          </table:table-cell>
        </table:table-row>
        <table:table-row table:style-name="ro1">
          <table:table-cell table:style-name="ce4" office:value-type="string" calcext:value-type="string">
            <text:p><text:a xlink:href="http://developer.android.com/reference/android/widget/ProgressBar.html" xlink:type="simple">ProgressBar</text:a></text:p>
          </table:table-cell>
          <table:table-cell table:style-name="ce4" office:value-type="string" calcext:value-type="string">
            <text:p>Visual indicator of progress in some operation. </text:p>
          </table:table-cell>
        </table:table-row>
        <table:table-row table:style-name="ro2">
          <table:table-cell table:style-name="ce1" office:value-type="string" calcext:value-type="string">
            <text:p><text:a xlink:href="http://developer.android.com/reference/android/support/v7/widget/Space.html" xlink:type="simple">Space</text:a></text:p>
          </table:table-cell>
          <table:table-cell table:style-name="ce1" office:value-type="string" calcext:value-type="string">
            <text:p>Space is a lightweight View subclass that may be used to create gaps between components in general purpose layouts. </text:p>
          </table:table-cell>
        </table:table-row>
        <table:table-row table:style-name="ro1">
          <table:table-cell table:style-name="ce1" office:value-type="string" calcext:value-type="string">
            <text:p><text:a xlink:href="http://developer.android.com/reference/android/view/SurfaceView.html" xlink:type="simple">SurfaceView</text:a></text:p>
          </table:table-cell>
          <table:table-cell table:style-name="ce1" office:value-type="string" calcext:value-type="string">
            <text:p>Provides a dedicated drawing surface embedded inside of a view hierarchy. </text:p>
          </table:table-cell>
        </table:table-row>
        <table:table-row table:style-name="ro1">
          <table:table-cell table:style-name="ce4" office:value-type="string" calcext:value-type="string">
            <text:p><text:a xlink:href="http://developer.android.com/reference/android/widget/TextView.html" xlink:type="simple">TextView</text:a></text:p>
          </table:table-cell>
          <table:table-cell table:style-name="ce4" office:value-type="string" calcext:value-type="string">
            <text:p>Displays text to the user and optionally allows them to edit it. </text:p>
          </table:table-cell>
        </table:table-row>
        <table:table-row table:style-name="ro1">
          <table:table-cell table:style-name="ce1" office:value-type="string" calcext:value-type="string">
            <text:p><text:a xlink:href="http://developer.android.com/reference/android/view/TextureView.html" xlink:type="simple">TextureView</text:a></text:p>
          </table:table-cell>
          <table:table-cell table:style-name="ce1" office:value-type="string" calcext:value-type="string">
            <text:p>A TextureView can be used to display a content stream. </text:p>
          </table:table-cell>
        </table:table-row>
        <table:table-row table:style-name="ro2">
          <table:table-cell table:style-name="ce1" office:value-type="string" calcext:value-type="string">
            <text:p><text:a xlink:href="http://developer.android.com/reference/android/view/ViewGroup.html" xlink:type="simple">ViewGroup</text:a></text:p>
          </table:table-cell>
          <table:table-cell table:style-name="ce1" office:value-type="string" calcext:value-type="string">
            <text:p>A ViewGroup is a special view that can contain other views (called children.) The view group is the base class for layouts and views containers. </text:p>
          </table:table-cell>
        </table:table-row>
        <table:table-row table:style-name="ro2">
          <table:table-cell table:style-name="ce1" office:value-type="string" calcext:value-type="string">
            <text:p><text:a xlink:href="http://developer.android.com/reference/android/view/ViewStub.html" xlink:type="simple">ViewStub</text:a></text:p>
          </table:table-cell>
          <table:table-cell table:style-name="ce1" office:value-type="string" calcext:value-type="string">
            <text:p>A ViewStub is an invisible, zero-sized View that can be used to lazily inflate layout resources at runtime.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table-cell">
      <style:paragraph-properties style:tab-stop-distance="1.25cm"/>
      <style:text-properties style:font-name="Liberation Sans" fo:language="de" fo:country="AT" style:font-name-asian="Liberation Sans1"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30">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nes Boran</meta:initial-creator>
    <meta:creation-date>2015-01-30T12:12:54.011210533</meta:creation-date>
    <dc:date>2015-01-30T15:26:48.523930727</dc:date>
    <dc:creator>Hannes Boran</dc:creator>
    <meta:editing-duration>PT3H12M36S</meta:editing-duration>
    <meta:editing-cycles>3</meta:editing-cycles>
    <meta:generator>LibreOffice/4.2.7.2$Linux_X86_64 LibreOffice_project/420m0$Build-2</meta:generator>
    <meta:document-statistic meta:table-count="1" meta:cell-count="204" meta:object-count="0"/>
  </office:meta>
</office:document-meta>
</file>